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empora LGC Uni" svg:font-family="Tempora LGC Uni" style:font-family-generic="roman" style:font-pitch="variable"/>
    <style:font-face style:name="DejaVu Sans" svg:font-family="DejaVu Sans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Standard" style:family="paragraph">
      <style:text-properties fo:font-size="14pt" style:font-size-asian="14pt" style:font-size-complex="14pt"/>
    </style:style>
    <style:style style:name="P3" style:parent-style-name="Standard" style:family="paragraph">
      <style:text-properties fo:font-size="14pt" style:font-size-asian="14pt" style:font-size-complex="14pt"/>
    </style:style>
    <style:style style:name="P4" style:parent-style-name="Standard" style:family="paragraph">
      <style:text-properties fo:font-size="14pt" style:font-size-asian="14pt" style:font-size-complex="14pt"/>
    </style:style>
    <style:style style:name="P5" style:parent-style-name="Standard" style:family="paragraph">
      <style:text-properties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  <style:style style:name="P24" style:parent-style-name="Standard" style:family="paragraph">
      <style:text-properties fo:font-size="14pt" style:font-size-asian="14pt" style:font-size-complex="14pt"/>
    </style:style>
    <style:style style:name="P25" style:parent-style-name="Standard" style:family="paragraph">
      <style:text-properties fo:font-size="14pt" style:font-size-asian="14pt" style:font-size-complex="14pt"/>
    </style:style>
    <style:style style:name="T26" style:parent-style-name="Основнойшрифтабзаца" style:family="text">
      <style:text-properties fo:font-size="14pt" style:font-size-asian="14pt" style:font-size-complex="14pt"/>
    </style:style>
    <style:style style:name="T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8" style:parent-style-name="Основнойшрифтабзаца" style:family="text">
      <style:text-properties fo:font-size="14pt" style:font-size-asian="14pt" style:font-size-complex="14pt"/>
    </style:style>
    <style:style style:name="T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0" style:parent-style-name="Основнойшрифтабзаца" style:family="text">
      <style:text-properties fo:font-size="14pt" style:font-size-asian="14pt" style:font-size-complex="14pt"/>
    </style:style>
    <style:style style:name="T3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32" style:parent-style-name="Standard" style:family="paragraph">
      <style:text-properties fo:font-size="14pt" style:font-size-asian="14pt" style:font-size-complex="14pt" fo:language="en" fo:country="US"/>
    </style:style>
    <style:style style:name="P33" style:parent-style-name="Standard" style:family="paragraph">
      <style:text-properties fo:font-size="14pt" style:font-size-asian="14pt" style:font-size-complex="14pt" fo:language="en" fo:country="US"/>
    </style:style>
    <style:style style:name="P34" style:parent-style-name="Standard" style:family="paragraph">
      <style:text-properties fo:font-size="14pt" style:font-size-asian="14pt" style:font-size-complex="14pt" fo:language="en" fo:country="US"/>
    </style:style>
    <style:style style:name="P35" style:parent-style-name="Standard" style:family="paragraph">
      <style:text-properties fo:font-size="14pt" style:font-size-asian="14pt" style:font-size-complex="14pt" fo:language="en" fo:country="US"/>
    </style:style>
    <style:style style:name="P36" style:parent-style-name="Standard" style:family="paragraph">
      <style:text-properties fo:font-size="14pt" style:font-size-asian="14pt" style:font-size-complex="14pt" fo:language="en" fo:country="US"/>
    </style:style>
    <style:style style:name="P37" style:parent-style-name="Standard" style:family="paragraph">
      <style:text-properties fo:font-size="14pt" style:font-size-asian="14pt" style:font-size-complex="14pt" fo:language="en" fo:country="US"/>
    </style:style>
    <style:style style:name="P38" style:parent-style-name="Standard" style:family="paragraph">
      <style:text-properties fo:font-size="14pt" style:font-size-asian="14pt" style:font-size-complex="14pt" fo:language="en" fo:country="US"/>
    </style:style>
    <style:style style:name="P39" style:parent-style-name="Standard" style:family="paragraph">
      <style:text-properties fo:font-size="14pt" style:font-size-asian="14pt" style:font-size-complex="14pt" fo:language="en" fo:country="US"/>
    </style:style>
    <style:style style:name="P40" style:parent-style-name="Standard" style:family="paragraph">
      <style:text-properties fo:font-size="14pt" style:font-size-asian="14pt" style:font-size-complex="14pt" fo:language="en" fo:country="US"/>
    </style:style>
    <style:style style:name="P41" style:parent-style-name="Standard" style:family="paragraph">
      <style:text-properties fo:font-size="14pt" style:font-size-asian="14pt" style:font-size-complex="14pt" fo:language="en" fo:country="US"/>
    </style:style>
    <style:style style:name="P42" style:parent-style-name="Standard" style:family="paragraph">
      <style:text-properties fo:font-size="14pt" style:font-size-asian="14pt" style:font-size-complex="14pt" fo:language="en" fo:country="US"/>
    </style:style>
    <style:style style:name="P43" style:parent-style-name="Standard" style:family="paragraph">
      <style:text-properties fo:font-size="14pt" style:font-size-asian="14pt" style:font-size-complex="14pt" fo:language="en" fo:country="US"/>
    </style:style>
    <style:style style:name="P44" style:parent-style-name="Standard" style:family="paragraph">
      <style:text-properties fo:font-size="14pt" style:font-size-asian="14pt" style:font-size-complex="14pt" fo:language="en" fo:country="US"/>
    </style:style>
    <style:style style:name="P45" style:parent-style-name="Standard" style:family="paragraph">
      <style:text-properties fo:font-size="14pt" style:font-size-asian="14pt" style:font-size-complex="14pt" fo:language="en" fo:country="US"/>
    </style:style>
    <style:style style:name="P46" style:parent-style-name="Standard" style:family="paragraph">
      <style:text-properties fo:font-size="14pt" style:font-size-asian="14pt" style:font-size-complex="14pt" fo:language="en" fo:country="US"/>
    </style:style>
    <style:style style:name="P47" style:parent-style-name="Standard" style:family="paragraph">
      <style:text-properties fo:font-size="14pt" style:font-size-asian="14pt" style:font-size-complex="14pt" fo:language="en" fo:country="US"/>
    </style:style>
    <style:style style:name="P48" style:parent-style-name="Standard" style:family="paragraph">
      <style:text-properties fo:font-size="14pt" style:font-size-asian="14pt" style:font-size-complex="14pt" fo:language="en" fo:country="US"/>
    </style:style>
    <style:style style:name="T4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0" style:parent-style-name="Основнойшрифтабзаца" style:family="text">
      <style:text-properties fo:font-size="14pt" style:font-size-asian="14pt" style:font-size-complex="14pt"/>
    </style:style>
    <style:style style:name="P51" style:parent-style-name="Standard" style:family="paragraph">
      <style:text-properties fo:font-size="14pt" style:font-size-asian="14pt" style:font-size-complex="14pt"/>
    </style:style>
    <style:style style:name="P52" style:parent-style-name="Standard" style:family="paragraph">
      <style:text-properties fo:font-size="14pt" style:font-size-asian="14pt" style:font-size-complex="14pt"/>
    </style:style>
    <style:style style:name="P53" style:parent-style-name="Standard" style:family="paragraph">
      <style:text-properties fo:font-size="14pt" style:font-size-asian="14pt" style:font-size-complex="14pt"/>
    </style:style>
    <style:style style:name="P54" style:parent-style-name="Standard" style:family="paragraph">
      <style:text-properties fo:font-size="14pt" style:font-size-asian="14pt" style:font-size-complex="14pt"/>
    </style:style>
    <style:style style:name="P55" style:parent-style-name="Standard" style:family="paragraph">
      <style:text-properties fo:font-size="14pt" style:font-size-asian="14pt" style:font-size-complex="14pt"/>
    </style:style>
    <style:style style:name="P56" style:parent-style-name="Standard" style:family="paragraph">
      <style:text-properties fo:font-size="14pt" style:font-size-asian="14pt" style:font-size-complex="14pt"/>
    </style:style>
    <style:style style:name="P57" style:parent-style-name="Standard" style:family="paragraph">
      <style:text-properties fo:font-size="14pt" style:font-size-asian="14pt" style:font-size-complex="14pt"/>
    </style:style>
    <style:style style:name="P58" style:parent-style-name="Standard" style:family="paragraph">
      <style:text-properties fo:font-size="14pt" style:font-size-asian="14pt" style:font-size-complex="14pt"/>
    </style:style>
    <style:style style:name="P59" style:parent-style-name="Standard" style:family="paragraph">
      <style:text-properties fo:font-size="14pt" style:font-size-asian="14pt" style:font-size-complex="14pt"/>
    </style:style>
    <style:style style:name="P60" style:parent-style-name="Standard" style:family="paragraph">
      <style:text-properties fo:font-size="14pt" style:font-size-asian="14pt" style:font-size-complex="14pt"/>
    </style:style>
    <style:style style:name="P61" style:parent-style-name="Standard" style:family="paragraph">
      <style:text-properties fo:font-size="14pt" style:font-size-asian="14pt" style:font-size-complex="14pt"/>
    </style:style>
    <style:style style:name="P62" style:parent-style-name="Standard" style:family="paragraph">
      <style:text-properties fo:font-size="14pt" style:font-size-asian="14pt" style:font-size-complex="14pt"/>
    </style:style>
    <style:style style:name="P63" style:parent-style-name="Standard" style:family="paragraph">
      <style:text-properties fo:font-size="14pt" style:font-size-asian="14pt" style:font-size-complex="14pt"/>
    </style:style>
    <style:style style:name="P64" style:parent-style-name="Standard" style:family="paragraph">
      <style:text-properties fo:font-size="14pt" style:font-size-asian="14pt" style:font-size-complex="14pt"/>
    </style:style>
    <style:style style:name="P65" style:parent-style-name="Standard" style:family="paragraph">
      <style:text-properties fo:font-size="14pt" style:font-size-asian="14pt" style:font-size-complex="14pt"/>
    </style:style>
    <style:style style:name="P66" style:parent-style-name="Standard" style:family="paragraph">
      <style:text-properties fo:font-size="14pt" style:font-size-asian="14pt" style:font-size-complex="14pt"/>
    </style:style>
    <style:style style:name="P67" style:parent-style-name="Standard" style:family="paragraph">
      <style:text-properties fo:font-size="14pt" style:font-size-asian="14pt" style:font-size-complex="14pt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T69" style:parent-style-name="Основнойшрифтабзаца" style:family="text">
      <style:text-properties fo:font-size="14pt" style:font-size-asian="14pt" style:font-size-complex="14pt"/>
    </style:style>
    <style:style style:name="T70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71" style:parent-style-name="Основнойшрифтабзаца" style:family="text">
      <style:text-properties fo:font-size="14pt" style:font-size-asian="14pt" style:font-size-complex="14pt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T73" style:parent-style-name="Основнойшрифтабзаца" style:family="text">
      <style:text-properties fo:font-size="14pt" style:font-size-asian="14pt" style:font-size-complex="14pt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T75" style:parent-style-name="Основнойшрифтабзаца" style:family="text">
      <style:text-properties fo:font-size="14pt" style:font-size-asian="14pt" style:font-size-complex="14pt"/>
    </style:style>
    <style:style style:name="T76" style:parent-style-name="Основнойшрифтабзаца" style:family="text">
      <style:text-properties fo:font-size="14pt" style:font-size-asian="14pt" style:font-size-complex="14pt"/>
    </style:style>
    <style:style style:name="T77" style:parent-style-name="Основнойшрифтабзаца" style:family="text">
      <style:text-properties fo:font-size="14pt" style:font-size-asian="14pt" style:font-size-complex="14pt"/>
    </style:style>
    <style:style style:name="T78" style:parent-style-name="Основнойшрифтабзаца" style:family="text">
      <style:text-properties fo:font-size="14pt" style:font-size-asian="14pt" style:font-size-complex="14pt"/>
    </style:style>
    <style:style style:name="T79" style:parent-style-name="Основнойшрифтабзаца" style:family="text">
      <style:text-properties fo:font-size="14pt" style:font-size-asian="14pt" style:font-size-complex="14pt"/>
    </style:style>
    <style:style style:name="T80" style:parent-style-name="Основнойшрифтабзаца" style:family="text">
      <style:text-properties fo:font-size="14pt" style:font-size-asian="14pt" style:font-size-complex="14pt"/>
    </style:style>
    <style:style style:name="T81" style:parent-style-name="Основнойшрифтабзаца" style:family="text">
      <style:text-properties fo:font-size="14pt" style:font-size-asian="14pt" style:font-size-complex="14pt"/>
    </style:style>
    <style:style style:name="T82" style:parent-style-name="Основнойшрифтабзаца" style:family="text">
      <style:text-properties fo:font-size="14pt" style:font-size-asian="14pt" style:font-size-complex="14pt"/>
    </style:style>
    <style:style style:name="T83" style:parent-style-name="Основнойшрифтабзаца" style:family="text">
      <style:text-properties fo:font-size="14pt" style:font-size-asian="14pt" style:font-size-complex="14pt"/>
    </style:style>
    <style:style style:name="T84" style:parent-style-name="Основнойшрифтабзаца" style:family="text">
      <style:text-properties fo:font-size="14pt" style:font-size-asian="14pt" style:font-size-complex="14pt"/>
    </style:style>
    <style:style style:name="T85" style:parent-style-name="Основнойшрифтабзаца" style:family="text">
      <style:text-properties fo:font-size="14pt" style:font-size-asian="14pt" style:font-size-complex="14pt"/>
    </style:style>
    <style:style style:name="T86" style:parent-style-name="Основнойшрифтабзаца" style:family="text">
      <style:text-properties fo:font-size="14pt" style:font-size-asian="14pt" style:font-size-complex="14pt"/>
    </style:style>
    <style:style style:name="T87" style:parent-style-name="Основнойшрифтабзаца" style:family="text">
      <style:text-properties fo:font-size="14pt" style:font-size-asian="14pt" style:font-size-complex="14pt"/>
    </style:style>
    <style:style style:name="T88" style:parent-style-name="Основнойшрифтабзаца" style:family="text">
      <style:text-properties fo:font-size="14pt" style:font-size-asian="14pt" style:font-size-complex="14pt"/>
    </style:style>
    <style:style style:name="T89" style:parent-style-name="Основнойшрифтабзаца" style:family="text">
      <style:text-properties fo:font-size="14pt" style:font-size-asian="14pt" style:font-size-complex="14pt"/>
    </style:style>
    <style:style style:name="T90" style:parent-style-name="Основнойшрифтабзаца" style:family="text">
      <style:text-properties fo:font-size="14pt" style:font-size-asian="14pt" style:font-size-complex="14pt"/>
    </style:style>
    <style:style style:name="T91" style:parent-style-name="Основнойшрифтабзаца" style:family="text">
      <style:text-properties fo:font-size="14pt" style:font-size-asian="14pt" style:font-size-complex="14pt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T93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94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95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96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97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T98" style:parent-style-name="Основнойшрифтабзаца" style:family="text">
      <style:text-properties fo:font-size="14pt" style:font-size-asian="14pt" style:font-size-complex="14pt"/>
    </style:style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T100" style:parent-style-name="Основнойшрифтабзаца" style:family="text">
      <style:text-properties fo:font-size="14pt" style:font-size-asian="14pt" style:font-size-complex="14pt"/>
    </style:style>
    <style:style style:name="T101" style:parent-style-name="Основнойшрифтабзаца" style:family="text">
      <style:text-properties fo:font-size="14pt" style:font-size-asian="14pt" style:font-size-complex="14pt"/>
    </style:style>
    <style:style style:name="T102" style:parent-style-name="Основнойшрифтабзаца" style:family="text">
      <style:text-properties fo:font-size="14pt" style:font-size-asian="14pt" style:font-size-complex="14pt"/>
    </style:style>
    <style:style style:name="T103" style:parent-style-name="Основнойшрифтабзаца" style:family="text">
      <style:text-properties fo:font-size="14pt" style:font-size-asian="14pt" style:font-size-complex="14pt"/>
    </style:style>
    <style:style style:name="T104" style:parent-style-name="Основнойшрифтабзаца" style:family="text">
      <style:text-properties fo:font-size="14pt" style:font-size-asian="14pt" style:font-size-complex="14pt"/>
    </style:style>
    <style:style style:name="T105" style:parent-style-name="Основнойшрифтабзаца" style:family="text">
      <style:text-properties fo:font-size="14pt" style:font-size-asian="14pt" style:font-size-complex="14pt"/>
    </style:style>
    <style:style style:name="T106" style:parent-style-name="Основнойшрифтабзаца" style:family="text">
      <style:text-properties fo:font-size="14pt" style:font-size-asian="14pt" style:font-size-complex="14pt"/>
    </style:style>
    <style:style style:name="T107" style:parent-style-name="Основнойшрифтабзаца" style:family="text">
      <style:text-properties fo:font-size="14pt" style:font-size-asian="14pt" style:font-size-complex="14pt"/>
    </style:style>
    <style:style style:name="T108" style:parent-style-name="Основнойшрифтабзаца" style:family="text">
      <style:text-properties fo:font-size="14pt" style:font-size-asian="14pt" style:font-size-complex="14pt"/>
    </style:style>
    <style:style style:name="T109" style:parent-style-name="Основнойшрифтабзаца" style:family="text">
      <style:text-properties fo:font-size="14pt" style:font-size-asian="14pt" style:font-size-complex="14pt"/>
    </style:style>
    <style:style style:name="T110" style:parent-style-name="Основнойшрифтабзаца" style:family="text">
      <style:text-properties fo:font-size="14pt" style:font-size-asian="14pt" style:font-size-complex="14pt"/>
    </style:style>
    <style:style style:name="T111" style:parent-style-name="Основнойшрифтабзаца" style:family="text">
      <style:text-properties fo:font-size="14pt" style:font-size-asian="14pt" style:font-size-complex="14pt"/>
    </style:style>
    <style:style style:name="T112" style:parent-style-name="Основнойшрифтабзаца" style:family="text">
      <style:text-properties fo:font-size="14pt" style:font-size-asian="14pt" style:font-size-complex="14pt"/>
    </style:style>
    <style:style style:name="T113" style:parent-style-name="Основнойшрифтабзаца" style:family="text">
      <style:text-properties fo:font-size="14pt" style:font-size-asian="14pt" style:font-size-complex="14pt"/>
    </style:style>
    <style:style style:name="T114" style:parent-style-name="Основнойшрифтабзаца" style:family="text">
      <style:text-properties fo:font-size="14pt" style:font-size-asian="14pt" style:font-size-complex="14pt"/>
    </style:style>
    <style:style style:name="T115" style:parent-style-name="Основнойшрифтабзаца" style:family="text">
      <style:text-properties fo:font-size="14pt" style:font-size-asian="14pt" style:font-size-complex="14pt"/>
    </style:style>
    <style:style style:name="T116" style:parent-style-name="Основнойшрифтабзаца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Теоретическая часть</text:p>
      <text:p text:style-name="P2"/>
      <text:p text:style-name="P3">1)Синтаксическая ошибка – это ошибка, возникающая из-за нарушения правил языка программирования. Пример: забытая фигурная скобка в конструкции if.</text:p>
      <text:p text:style-name="P4"/>
      <text:p text:style-name="P5">Логическая ошибка –<text:s/>это ошибка, когда программа выполняется без сбоев, но результат оказывается неверным. Пример: неверное использование операторов, например, 5 + 7 вместо 5 * 7 для вычисления произведения.</text:p>
      <text:p text:style-name="P6"/>
      <text:p text:style-name="P7">Ошибка в условии – это ошибка, при которой логическое условие неверно сформулировано. Пример: использование "&gt;" вместо "&gt;=", что может привести к пропуску нужного случая.</text:p>
      <text:p text:style-name="P8"/>
      <text:p text:style-name="P9">Ошибка обработки граничных случаев – это недочет при обработке крайних значений. Пример: деление на 0, если не предусмотрена проверка на ноль.</text:p>
      <text:p text:style-name="P10"/>
      <text:p text:style-name="P11">Отклонение от алгоритма – это ситуация, когда код выполняет не те действия, что описано в алгоритме. Пример: сортировка массива, а фактически – возврат его без изменений.</text:p>
      <text:p text:style-name="P12"/>
      <text:p text:style-name="P13">2)Методы поиска ошибок:</text:p>
      <text:p text:style-name="P14"/>
      <text:p text:style-name="P15">1. Визуальный анализ кода – тщательное изучение кода для выявления<text:s/>синтаксических и логических ошибок, а также проверки читаемости и структуры.</text:p>
      <text:p text:style-name="P16"/>
      <text:p text:style-name="P17">2. Сравнение с описанием алгоритма – сопоставление реализованного кода с алгоритмическим описанием для обнаружения отклонений и неверного выполнения шагов.</text:p>
      <text:p text:style-name="P18"/>
      <text:p text:style-name="P19">3. Ручное тестирование на конкретных примерах – тестирование кода с использованием заранее подготовленных входных данных для проверки корректности выполнения и выявления ошибок обработки.</text:p>
      <text:p text:style-name="P20"/>
      <text:p text:style-name="P21"/>
      <text:p text:style-name="P22">Практическая часть</text:p>
      <text:p text:style-name="P23"/>
      <text:p text:style-name="P24">Ваш код имеет небольшую ошибку в начальном значении переменной high. Правильное значение должно быть n // 2, поскольку квадратный корень числа n не может превышать n / 2 для n &gt; 1.</text:p>
      <text:p text:style-name="P25"/>
      <text:p text:style-name="Standard"><text:span text:style-name="T26">Вот</text:span><text:span text:style-name="T27"><text:s/></text:span><text:span text:style-name="T28">исправленный</text:span><text:span text:style-name="T29"><text:s/></text:span><text:span text:style-name="T30">код</text:span><text:span text:style-name="T31">:</text:span></text:p>
      <text:p text:style-name="P32"/>
      <text:p text:style-name="P33">def is_perfect_square(n):</text:p>
      <text:p text:style-name="P34"><text:s text:c="4"/>if n &lt;<text:s/>0: <text:s text:c="13"/></text:p>
      <text:soft-page-break/>
      <text:p text:style-name="P35"><text:s text:c="8"/>return False <text:s text:c="5"/></text:p>
      <text:p text:style-name="P36"><text:s text:c="4"/>if n == 0 or n == 1: <text:s/></text:p>
      <text:p text:style-name="P37"><text:s text:c="8"/>return True <text:s text:c="6"/></text:p>
      <text:p text:style-name="P38"><text:s text:c="3"/>low = 2 <text:s text:c="14"/></text:p>
      <text:p text:style-name="P39"><text:s text:c="4"/>high = n // 2 <text:s text:c="7"/></text:p>
      <text:p text:style-name="P40"><text:s text:c="3"/>while low &lt;= high: <text:s text:c="3"/></text:p>
      <text:p text:style-name="P41"><text:s text:c="8"/>mid = (low + high) // 2</text:p>
      <text:p text:style-name="P42"><text:s text:c="8"/>mid_sq = mid * mid <text:s text:c="6"/></text:p>
      <text:p text:style-name="P43"><text:s text:c="8"/>if mid_sq == n: <text:s text:c="12"/></text:p>
      <text:p text:style-name="P44"><text:s text:c="12"/>return True <text:s text:c="12"/></text:p>
      <text:p text:style-name="P45"><text:s text:c="8"/>elif mid_sq &lt; n: <text:s text:c="10"/></text:p>
      <text:p text:style-name="P46"><text:s text:c="12"/>low = mid + 1 <text:s text:c="9"/></text:p>
      <text:p text:style-name="P47"><text:s text:c="8"/>else: <text:s text:c="22"/></text:p>
      <text:p text:style-name="P48"><text:s text:c="12"/>high = mid - 1 <text:s text:c="9"/></text:p>
      <text:p text:style-name="Standard"><text:span text:style-name="T49"><text:s text:c="8"/></text:span><text:span text:style-name="T50">return False <text:s text:c="19"/></text:span></text:p>
      <text:p text:style-name="P51"/>
      <text:p text:style-name="P52">Теперь<text:s/>функция корректно проверяет, является ли целое число n точным квадратом.</text:p>
      <text:p text:style-name="P53"/>
      <text:p text:style-name="P54">1)Aнализ кода построчно с указанием ошибок и отклонений:</text:p>
      <text:p text:style-name="P55"/>
      <text:p text:style-name="P56">Строка 6: Отлонение. high задано как n, но в классическом бинарном поиске для проверки идеального квадрата достаточно взять<text:s/>high = n // 2 (для n &gt; 1). Почему: число, квадрат которого равен n, не может быть больше n // 2 (кроме случая n=1, который уже обработан). Это повысит эффективность работы алгоритма.</text:p>
      <text:p text:style-name="P57"/>
      <text:p text:style-name="P58">В остальном код соответствует алгоритму бинарного поиска для нахождения<text:s/>целого корня.</text:p>
      <text:p text:style-name="P59"/>
      <text:p text:style-name="P60">2)Подозрительное место — строка 6, где high = n, а не n // 2. На первый взгляд кажется, что лучше брать high = n // 2, чтобы ограничить поиск и ускорить алгоритм. Но на самом деле это не обязательно ошибка: даже при high = n бинарный поиск<text:s/>корректно работает и возвращает правильный результат, просто чуть медленнее.</text:p>
      <text:p text:style-name="P61"/>
      <text:p text:style-name="P62">То есть, строка 6 может выглядеть подозрительно, но с точки зрения логики и корректности кода она правильна.</text:p>
      <text:p text:style-name="P63"/>
      <text:p text:style-name="P64"/>
      <text:p text:style-name="P65"/>
      <text:p text:style-name="P66">3)Таблица в github</text:p>
      <text:p text:style-name="P67"/>
      <text:p text:style-name="Standard"><text:span text:style-name="T68">4)Исправленная версия функции:</text:span><text:line-break/><text:line-break/><text:span text:style-name="T69">def is</text:span><text:span text:style-name="T70">perfect</text:span><text:span text:style-name="T71">square(n):</text:span><text:span text:style-name="T72"><text:line-break/></text:span><text:soft-page-break/><text:span text:style-name="T73">if n &lt; 0: # исправлено на n &lt; 0, поскольку 0 тоже является совершенным квадратом (00=0)</text:span><text:span text:style-name="T74"><text:line-break/></text:span><text:span text:style-name="T75">return False</text:span><text:span text:style-name="T76"><text:line-break/></text:span><text:span text:style-name="T77">if n == 0 or n == 1: # добавлена проверка для 0, так как 0 — тоже совершенный квадрат</text:span><text:span text:style-name="T78"><text:line-break/></text:span><text:span text:style-name="T79">return True</text:span><text:span text:style-name="T80"><text:line-break/></text:span><text:span text:style-name="T81">low = 2</text:span><text:span text:style-name="T82"><text:line-break/></text:span><text:span text:style-name="T83">high = n // 2 # ограничение верхней гр</text:span><text:span text:style-name="T84">аницы для оптимизации</text:span><text:span text:style-name="T85"><text:line-break/></text:span><text:span text:style-name="T86">while low &lt;= high:</text:span><text:span text:style-name="T87"><text:line-break/></text:span><text:span text:style-name="T88">mid = (low + high) // 2</text:span><text:span text:style-name="T89"><text:line-break/></text:span><text:span text:style-name="T90">mid_sq = mid  mid</text:span><text:span text:style-name="T91"><text:line-break/></text:span><text:span text:style-name="T92">if mid</text:span><text:span text:style-name="T93">sq == n:</text:span><text:span text:style-name="T94"><text:line-break/></text:span><text:span text:style-name="T95">return True</text:span><text:span text:style-name="T96"><text:line-break/></text:span><text:span text:style-name="T97">elif mid</text:span><text:span text:style-name="T98">sq &lt;</text:span><text:span text:style-name="T99"><text:s/>n:</text:span><text:span text:style-name="T100"><text:line-break/></text:span><text:span text:style-name="T101">low = mid + 1</text:span><text:span text:style-name="T102"><text:line-break/></text:span><text:span text:style-name="T103">else:</text:span><text:span text:style-name="T104"><text:line-break/></text:span><text:span text:style-name="T105">high = mid - 1</text:span><text:span text:style-name="T106"><text:line-break/></text:span><text:span text:style-name="T107">return False</text:span><text:line-break/></text:p>
      <text:p text:style-name="Standard"><text:span text:style-name="T108">5)Наиболее серьезная ошибка — это неправильная граница верхнего предела high = n вместо high = n // 2. Это приводит к излишнему числу итераций и снижает эффективность алгоритма, хотя в итоге программа вс</text:span><text:span text:style-name="T109">ё равно корректно работает.</text:span><text:span text:style-name="T110"><text:line-break/></text:span></text:p>
      <text:p text:style-name="Standard"><text:span text:style-name="T111">Чаще всего встречалась ошибка логики (логическая ошибка), связанная с выбором границ диапазона поиска и условием обработки значения n &lt;= 0.</text:span><text:span text:style-name="T112"><text:line-break/></text:span></text:p>
      <text:p text:style-name="Standard"><text:span text:style-name="T113">Самым эффективным тестовым случаем оказался n = 0, так как из-за условия if n &lt;= 0 фун</text:span><text:span text:style-name="T114">кция сразу возвращает False, хотя 0 является совершенным квадратом (0*0=0), что выявило ошибку в логике.</text:span><text:span text:style-name="T115"><text:line-break/></text:span><text:span text:style-name="T116"><text:line-break/></text:span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empora LGC Uni" svg:font-family="Tempora LGC Uni" style:font-family-generic="roman" style:font-pitch="variable"/>
    <style:font-face style:name="DejaVu Sans" svg:font-family="DejaVu Sans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empora LGC Uni" style:font-name-asian="DejaVu Sans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Ope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иван Курлеев</meta:initial-creator>
    <dc:creator>иван Курлеев</dc:creator>
    <meta:creation-date>2025-06-04T16:34:00Z</meta:creation-date>
    <dc:date>2025-06-06T20:21:00Z</dc:date>
    <meta:template xlink:href="Normal" xlink:type="simple"/>
    <meta:editing-cycles>1</meta:editing-cycles>
    <meta:editing-duration>PT1560S</meta:editing-duration>
    <meta:document-statistic meta:page-count="3" meta:paragraph-count="8" meta:word-count="623" meta:character-count="4167" meta:row-count="29" meta:non-whitespace-character-count="3552"/>
  </office:meta>
</office:document-meta>
</file>